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paragraph-rsid="000e29f3"/>
    </style:style>
    <style:style style:name="P2" style:family="paragraph" style:parent-style-name="Standard">
      <style:text-properties officeooo:paragraph-rsid="000e29f3"/>
    </style:style>
    <style:style style:name="T1" style:family="text">
      <style:text-properties officeooo:rsid="000e29f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 reported the translations of the replies of the customers; in my opinion they didn't get very well some points (probably they don't know what they want), btw have a good read (if u want I can deliver you also the original italian words):</text:span></text:p>
      <text:p text:style-name="P2"><text:span text:style-name="T1"/></text:p>
      <text:list xml:id="list3626966804737516036" text:style-name="L1">
        <text:list-item>
          <text:p text:style-name="P1"><text:span text:style-name="T1">“2.3.2 Human Controller Functions: I would point out that the program handles both scenarios (or not?), presence / absence of debris. the user "Human Controller" can eliminate one of the two representations from the graphs according to the images”</text:span></text:p>
        </text:list-item>
        <text:list-item>
          <text:p text:style-name="P1"><text:span text:style-name="T1">“2.3.4 External User functions - in my mind the funcions External User is a person who is given the authorization or validation of the recording to be able to also access historical data. I try to explain. I'm surfing on the internet and open the page of the monitoring of "Borgoforte" ... This page provides information / graphics limited. I see that there is the possibility to sign up, I'll try ..... at this point is that the administrator must validate my registration, ie the user must have a valid reason or be recognized to be able to also access historical data (sensitive data)”</text:span></text:p>
        </text:list-item>
        <text:list-item>
          <text:p text:style-name="P1"><text:span text:style-name="T1">“2.4.4 View Current Status - is linked to the observation above, ie monster thing on the webpage to which everyone can access? from my point of view there should be a 2.4.4 BIS - internet page, Participating Actors: everybody ....”</text:span></text:p>
        </text:list-item>
        <text:list-item>
          <text:p text:style-name="P1"><text:span text:style-name="T1">“2.4.7 Debris Change Value - then the database computes a safety factor for stack not clogged and required to recalculate the whole stack clogged with debris? is not it better to have both calculations?”</text:span></text:p>
        </text:list-item>
        <text:list-item>
          <text:p text:style-name="P1"><text:span text:style-name="T1">GENERAL : from reading the document, it seems that in reality the database contains limited information, trivially only the analysis of the txt file and then depending on the user's request the program generates a new part that contains some unknown parameters (presence / absence of debris and type of traffic ) .... if that were displayed when the screen does not appear the safety factor , which is rather important ! ! ! also if there are no images what happens? how do I decide if the debris are there? a priori as I can figure out what is the combination of traffic that puts in crisis the battery ? Keep in mind that the authorized user must log on and immediately see the number that represents the safety factor , then the program must still compute it .... also in this setting how do I view the history ? I gurdarmi all the images in order to decide when there is debris ? every time I have to evaluate all traffic conmbinazioni to understand what is the worst one ? thus making the code really is not helping you absolutely must be implemented in the code ... all scenarios in order to provide immediately the coeff . safety ! I hope I explained. However. Although the document is incomplete can, as a working group , which however already working on the analysis file is the one that needs the most work both manual and logical … the files are there and the first analysis can begi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8T01:26:48.08</meta:creation-date>
    <meta:generator>LibreOffice/4.0.5.2$Windows_x86 LibreOffice_project/5464147a081647a250913f19c0715bca595af2f</meta:generator>
    <dc:date>2013-11-10T21:53:58.02</dc:date>
    <meta:editing-duration>P0D</meta:editing-duration>
    <meta:editing-cycles>1</meta:editing-cycles>
    <meta:document-statistic meta:table-count="0" meta:image-count="0" meta:object-count="0" meta:page-count="1" meta:paragraph-count="6" meta:word-count="525" meta:character-count="2918" meta:non-whitespace-character-count="2404"/>
  </office:meta>
</office:document-meta>
</file>